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Agoda Village&quot;, &quot;code&quot;: &quot;Agoda&quot;, }," calcext:value-type="string">
            <text:p>0x2f: { "id": 0x2f, "name": "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Hyrule Field (Forest Realm)&quot;, &quot;code&quot;: &quot;ForestRealm&quot;, }," calcext:value-type="string">
            <text:p>0x8: { "id": 0x8, "name": "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Castle Town&quot;, &quot;code&quot;: &quot;CastleTown&quot;, }," calcext:value-type="string">
            <text:p>0x29: { "id": 0x29, "name": "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Hyrule Castle&quot;, &quot;code&quot;: &quot;Castle&quot;, }," calcext:value-type="string">
            <text:p>0x28: { "id": 0x28, "name": "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Tunnel to the Tower&quot;, &quot;code&quot;: &quot;Tunnel&quot;, }," calcext:value-type="string">
            <text:p>0x18: { "id": 0x18, "name": "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the Tower of Spirits&quot;, &quot;code&quot;: &quot;Tower&quot;, }," calcext:value-type="string">
            <text:p>0x14: { "id": 0x14, "name": "the Tower of Spirits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the Spiral Staircase&quot;, &quot;code&quot;: &quot;Staircase&quot;, }," calcext:value-type="string">
            <text:p>0x17: { "id": 0x17, "name": "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the Tower of Spirits&quot;, &quot;code&quot;: &quot;TowerDungeon&quot;, }," calcext:value-type="string">
            <text:p>0x13: { "id": 0x13, "name": "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Hyrule Field (Forest Realm)&quot;, &quot;code&quot;: &quot;ForestField2&quot;, }," calcext:value-type="string">
            <text:p>0x4: { "id": 0x4, "name": "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2" office:value-type="string" calcext:value-type="string">
            <text:p>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Whittleton&quot;, &quot;code&quot;: &quot;Whittleton&quot;, }," calcext:value-type="string">
            <text:p>0x2a: { "id": 0x2a, "name": "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the wilds outside Whittleton&quot;, &quot;code&quot;: &quot;WhittletonWilds&quot;, }," calcext:value-type="string">
            <text:p>0x38: { "id": 0x38, "name": "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the Lost Woods&quot;, &quot;code&quot;: &quot;LostWoods&quot;, }," calcext:value-type="string">
            <text:p>0x9: { "id": 0x9, "name": "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the Forest Sanctuary&quot;, &quot;code&quot;: &quot;ForestSanctuary&quot;, }," calcext:value-type="string">
            <text:p>0x30: { "id": 0x30, "name": "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the Forest Temple&quot;, &quot;code&quot;: &quot;ForestTemple&quot;, }," calcext:value-type="string">
            <text:p>0x19: { "id": 0x19, "name": "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Rabbitland Rescue&quot;, &quot;code&quot;: &quot;Rabbit&quot;, }," calcext:value-type="string">
            <text:p>0x3e: { "id": 0x3e, "name": "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Hyrule Field (Snow Realm)&quot;, &quot;code&quot;: &quot;SnowRealm&quot;, }," calcext:value-type="string">
            <text:p>0x5: { "id": 0x5, "name": "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Hyrule Field (Snow Realm – Tunnel)&quot;, &quot;code&quot;: &quot;SnowTunnel&quot;, }," calcext:value-type="string">
            <text:p>0xb: { "id": 0xb, "name": "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the Snow Sanctuary&quot;, &quot;code&quot;: &quot;SnowSanctuary&quot;, }," calcext:value-type="string">
            <text:p>0x31: { "id": 0x31, "name": "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Wellspring Station&quot;, &quot;code&quot;: &quot;Wellspring&quot;, }," calcext:value-type="string">
            <text:p>0x35: { "id": 0x35, "name": "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the Snow Temple&quot;, &quot;code&quot;: &quot;SnowTemple&quot;, }," calcext:value-type="string">
            <text:p>0x1a: { "id": 0x1a, "name": "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2:56:58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09T22:57:49.835000000</dc:date>
    <meta:editing-duration>PT12H15M41S</meta:editing-duration>
    <meta:editing-cycles>37</meta:editing-cycles>
    <meta:generator>LibreOffice/6.3.4.2$Windows_X86_64 LibreOffice_project/60da17e045e08f1793c57c00ba83cdfce946d0aa</meta:generator>
    <meta:document-statistic meta:table-count="1" meta:cell-count="112" meta:object-count="0"/>
  </office:meta>
</office:document-meta>
</file>